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8.5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e8f2a1" draw:textarea-horizontal-align="justify" draw:textarea-vertical-align="middle" draw:auto-grow-height="false" fo:min-height="5.47cm" fo:min-width="12.4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cm" fo:min-width="7.2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9cm" fo:min-width="8.84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9cm" fo:min-width="3.42cm" fo:padding-top="0.165cm" fo:padding-bottom="0.165cm" fo:padding-left="0.29cm" fo:padding-right="0.29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e8f2a1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7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7" draw:text-style-name="P8" draw:layer="layout" svg:width="13.02cm" svg:height="5.8cm" svg:x="3.78cm" svg:y="3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82cm" svg:height="1.32cm" svg:x="6.38cm" svg:y="4.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82cm" svg:height="0.962cm" svg:x="8.68cm" svg:y="4.68cm">
          <draw:text-box>
            <text:p>Data Set</text:p>
          </draw:text-box>
        </draw:frame>
        <draw:custom-shape draw:style-name="gr20" draw:text-style-name="P6" draw:layer="layout" svg:width="9.42cm" svg:height="2.32cm" svg:x="5.58cm" svg:y="6.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92cm" svg:height="1.673cm" svg:x="5.98cm" svg:y="7.08cm">
          <draw:text-box>
            <text:p>Offspring Generation Method</text:p>
          </draw:text-box>
        </draw:frame>
        <draw:custom-shape draw:style-name="gr21" draw:text-style-name="P6" draw:layer="layout" svg:width="4cm" svg:height="3.42cm" svg:x="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23.68cm">
          <draw:text-box>
            <text:p>Initial Data</text:p>
          </draw:text-box>
        </draw:frame>
        <draw:frame draw:style-name="gr9" draw:text-style-name="P3" draw:layer="layout" svg:width="4cm" svg:height="2.384cm" svg:x="13.78cm" svg:y="23.68cm">
          <draw:text-box>
            <text:p>Data Modified</text:p>
          </draw:text-box>
        </draw:frame>
        <draw:custom-shape draw:style-name="gr13" draw:text-style-name="P6" draw:layer="layout" svg:width="4cm" svg:height="1.8cm" svg:x="8.78cm" svg:y="23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8cm" svg:y="24.281cm">
          <draw:text-box>
            <text:p>Process</text:p>
          </draw:text-box>
        </draw:frame>
        <draw:frame draw:style-name="gr11" draw:text-style-name="P3" draw:layer="layout" svg:width="4cm" svg:height="0.999cm" svg:x="4.08cm" svg:y="26.481cm">
          <draw:text-box>
            <text:p>(state 1)</text:p>
          </draw:text-box>
        </draw:frame>
        <draw:frame draw:style-name="gr11" draw:text-style-name="P3" draw:layer="layout" svg:width="4cm" svg:height="0.999cm" svg:x="13.88cm" svg:y="26.482cm">
          <draw:text-box>
            <text:p>(state 2)</text:p>
          </draw:text-box>
        </draw:frame>
        <draw:frame draw:style-name="gr11" draw:text-style-name="P3" draw:layer="layout" svg:width="4cm" svg:height="0.999cm" svg:x="9.18cm" svg:y="26.482cm">
          <draw:text-box>
            <text:p>(generation)</text:p>
          </draw:text-box>
        </draw:frame>
        <draw:custom-shape draw:style-name="gr21" draw:text-style-name="P6" draw:layer="layout" svg:width="4cm" svg:height="3.42cm" svg:x="1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6cm" svg:y="13.66cm">
          <draw:text-box>
            <text:p>Father</text:p>
          </draw:text-box>
        </draw:frame>
        <draw:frame draw:style-name="gr9" draw:text-style-name="P3" draw:layer="layout" svg:width="4cm" svg:height="2.384cm" svg:x="13.76cm" svg:y="13.66cm">
          <draw:text-box>
            <text:p>Son</text:p>
          </draw:text-box>
        </draw:frame>
        <draw:frame draw:style-name="gr8" draw:text-style-name="P3" draw:layer="layout" svg:width="4.74cm" svg:height="1.673cm" svg:x="4.06cm" svg:y="16.861cm">
          <draw:text-box>
            <text:p>(individual 1)</text:p>
          </draw:text-box>
        </draw:frame>
        <draw:custom-shape draw:style-name="gr21" draw:text-style-name="P6" draw:layer="layout" svg:width="4cm" svg:height="3.42cm" svg:x="3.78cm" svg:y="12.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3.42cm" svg:x="13.58cm" svg:y="12.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8cm" svg:x="8.754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54cm" svg:y="14.355cm">
          <draw:text-box>
            <text:p>Process</text:p>
          </draw:text-box>
        </draw:frame>
        <draw:frame draw:style-name="gr11" draw:text-style-name="P3" draw:layer="layout" svg:width="4cm" svg:height="0.999cm" svg:x="8.754cm" svg:y="16.456cm">
          <draw:text-box>
            <text:p>(generation)</text:p>
          </draw:text-box>
        </draw:frame>
        <draw:frame draw:style-name="gr8" draw:text-style-name="P3" draw:layer="layout" svg:width="4.74cm" svg:height="1.673cm" svg:x="13.46cm" svg:y="16.862cm">
          <draw:text-box>
            <text:p>(individual 2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4cm" svg:height="0.999cm" svg:x="1.28cm" svg:y="24.183cm">
          <draw:text-box>
            <text:p>(father)</text:p>
          </draw:text-box>
        </draw:frame>
        <draw:frame draw:style-name="gr4" draw:text-style-name="P3" draw:layer="layout" svg:width="1.6cm" svg:height="7.325cm" svg:x="1.4cm" svg:y="18.0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18.0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19.5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18.0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0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18.0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1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18.0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2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4.184cm">
          <draw:text-box>
            <text:p>(son)</text:p>
          </draw:text-box>
        </draw:frame>
        <draw:frame draw:style-name="gr11" draw:text-style-name="P3" draw:layer="layout" svg:width="4cm" svg:height="0.999cm" svg:x="7.98cm" svg:y="24.184cm">
          <draw:text-box>
            <text:p>(grandson)</text:p>
          </draw:text-box>
        </draw:frame>
        <draw:frame draw:style-name="gr8" draw:text-style-name="P3" draw:layer="layout" svg:width="5.58cm" svg:height="1.673cm" svg:x="11.3cm" svg:y="24.584cm">
          <draw:text-box>
            <text:p>(great-grandson)</text:p>
          </draw:text-box>
        </draw:frame>
        <draw:frame draw:style-name="gr8" draw:text-style-name="P3" draw:layer="layout" svg:width="7.28cm" svg:height="1.673cm" svg:x="13.3cm" svg:y="25.484cm">
          <draw:text-box>
            <text:p>(great great grandson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1T17:14:42.975000000</dc:date>
    <meta:editing-duration>PT5H33M29S</meta:editing-duration>
    <meta:editing-cycles>69</meta:editing-cycles>
    <meta:generator>LibreOffice/7.3.5.2$Windows_X86_64 LibreOffice_project/184fe81b8c8c30d8b5082578aee2fed2ea847c01</meta:generator>
    <meta:document-statistic meta:object-count="127"/>
  </office:meta>
</office:document-meta>
</file>